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06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2">
          <table:table-cell office:value-type="float" office:value="1">
            <text:p>1</text:p>
          </table:table-cell>
          <table:table-cell table:formula="of:=[.$D$1]" office:value-type="float" office:value="8950">
            <text:p>8950</text:p>
          </table:table-cell>
          <table:table-cell table:formula="of:=[.B1]" office:value-type="float" office:value="8950">
            <text:p>8950</text:p>
          </table:table-cell>
          <table:table-cell office:value-type="float" office:value="8950">
            <text:p>8950</text:p>
          </table:table-cell>
          <table:table-cell office:value-type="float" office:value="0.98">
            <text:p>0,98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$D$1]" office:value-type="float" office:value="8950">
            <text:p>8950</text:p>
          </table:table-cell>
          <table:table-cell table:formula="of:=[.C1]+[.B2]" office:value-type="float" office:value="17900">
            <text:p>17900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formula="of:=[.$D$1]" office:value-type="float" office:value="8950">
            <text:p>8950</text:p>
          </table:table-cell>
          <table:table-cell table:formula="of:=[.C2]+[.B3]" office:value-type="float" office:value="26850">
            <text:p>2685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[.$D$1]" office:value-type="float" office:value="8950">
            <text:p>8950</text:p>
          </table:table-cell>
          <table:table-cell table:formula="of:=[.C3]+[.B4]" office:value-type="float" office:value="35800">
            <text:p>35800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formula="of:=[.$D$1]" office:value-type="float" office:value="8950">
            <text:p>8950</text:p>
          </table:table-cell>
          <table:table-cell table:formula="of:=[.C4]+[.B5]" office:value-type="float" office:value="44750">
            <text:p>44750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formula="of:=[.$D$1]" office:value-type="float" office:value="8950">
            <text:p>8950</text:p>
          </table:table-cell>
          <table:table-cell table:formula="of:=[.C5]+[.B6]" office:value-type="float" office:value="53700">
            <text:p>53700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formula="of:=[.$D$1]" office:value-type="float" office:value="8950">
            <text:p>8950</text:p>
          </table:table-cell>
          <table:table-cell table:formula="of:=[.C6]+[.B7]" office:value-type="float" office:value="62650">
            <text:p>62650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$D$1]" office:value-type="float" office:value="8950">
            <text:p>8950</text:p>
          </table:table-cell>
          <table:table-cell table:formula="of:=[.C7]+[.B8]" office:value-type="float" office:value="71600">
            <text:p>71600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formula="of:=[.$D$1]" office:value-type="float" office:value="8950">
            <text:p>8950</text:p>
          </table:table-cell>
          <table:table-cell table:formula="of:=[.C8]+[.B9]" office:value-type="float" office:value="80550">
            <text:p>80550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formula="of:=[.$D$1]" office:value-type="float" office:value="8950">
            <text:p>8950</text:p>
          </table:table-cell>
          <table:table-cell table:formula="of:=[.C9]+[.B10]" office:value-type="float" office:value="89500">
            <text:p>8950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formula="of:=[.$D$1]" office:value-type="float" office:value="8950">
            <text:p>8950</text:p>
          </table:table-cell>
          <table:table-cell table:formula="of:=[.C10]+[.B11]" office:value-type="float" office:value="98450">
            <text:p>98450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formula="of:=[.$D$1]" office:value-type="float" office:value="8950">
            <text:p>8950</text:p>
          </table:table-cell>
          <table:table-cell table:formula="of:=[.C11]+[.B12]" office:value-type="float" office:value="107400">
            <text:p>107400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formula="of:=[.$D$1]" office:value-type="float" office:value="8950">
            <text:p>8950</text:p>
          </table:table-cell>
          <table:table-cell table:formula="of:=[.C12]+[.B13]" office:value-type="float" office:value="116350">
            <text:p>116350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formula="of:=[.$D$1]" office:value-type="float" office:value="8950">
            <text:p>8950</text:p>
          </table:table-cell>
          <table:table-cell table:formula="of:=[.C13]+[.B14]" office:value-type="float" office:value="125300">
            <text:p>125300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formula="of:=[.$D$1]" office:value-type="float" office:value="8950">
            <text:p>8950</text:p>
          </table:table-cell>
          <table:table-cell table:formula="of:=[.C14]+[.B15]" office:value-type="float" office:value="134250">
            <text:p>134250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$D$1]" office:value-type="float" office:value="8950">
            <text:p>8950</text:p>
          </table:table-cell>
          <table:table-cell table:formula="of:=[.C15]+[.B16]" office:value-type="float" office:value="143200">
            <text:p>143200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formula="of:=[.$D$1]" office:value-type="float" office:value="8950">
            <text:p>8950</text:p>
          </table:table-cell>
          <table:table-cell table:formula="of:=[.C16]+[.B17]" office:value-type="float" office:value="152150">
            <text:p>152150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formula="of:=[.$D$1]" office:value-type="float" office:value="8950">
            <text:p>8950</text:p>
          </table:table-cell>
          <table:table-cell table:formula="of:=[.C17]+[.B18]" office:value-type="float" office:value="161100">
            <text:p>161100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formula="of:=[.$D$1]" office:value-type="float" office:value="8950">
            <text:p>8950</text:p>
          </table:table-cell>
          <table:table-cell table:formula="of:=[.C18]+[.B19]" office:value-type="float" office:value="170050">
            <text:p>170050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formula="of:=[.$D$1]" office:value-type="float" office:value="8950">
            <text:p>8950</text:p>
          </table:table-cell>
          <table:table-cell table:formula="of:=[.C19]+[.B20]" office:value-type="float" office:value="179000">
            <text:p>17900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formula="of:=[.$D$1]" office:value-type="float" office:value="8950">
            <text:p>8950</text:p>
          </table:table-cell>
          <table:table-cell table:formula="of:=[.C20]+[.B21]" office:value-type="float" office:value="187950">
            <text:p>187950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formula="of:=[.$D$1]" office:value-type="float" office:value="8950">
            <text:p>8950</text:p>
          </table:table-cell>
          <table:table-cell table:formula="of:=[.C21]+[.B22]" office:value-type="float" office:value="196900">
            <text:p>196900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formula="of:=[.$D$1]" office:value-type="float" office:value="8950">
            <text:p>8950</text:p>
          </table:table-cell>
          <table:table-cell table:formula="of:=[.C22]+[.B23]" office:value-type="float" office:value="205850">
            <text:p>205850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formula="of:=[.$D$1]" office:value-type="float" office:value="8950">
            <text:p>8950</text:p>
          </table:table-cell>
          <table:table-cell table:formula="of:=[.C23]+[.B24]" office:value-type="float" office:value="214800">
            <text:p>214800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formula="of:=[.$D$1]" office:value-type="float" office:value="8950">
            <text:p>8950</text:p>
          </table:table-cell>
          <table:table-cell table:formula="of:=[.C24]+[.B25]" office:value-type="float" office:value="223750">
            <text:p>223750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formula="of:=[.B25]*[.$E$1]" office:value-type="float" office:value="8771">
            <text:p>8771</text:p>
          </table:table-cell>
          <table:table-cell table:formula="of:=[.C25]+[.B26]" office:value-type="float" office:value="232521">
            <text:p>232521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formula="of:=[.B26]*[.$E$1]" office:value-type="float" office:value="8595.58">
            <text:p>8596</text:p>
          </table:table-cell>
          <table:table-cell table:formula="of:=[.C26]+[.B27]" office:value-type="float" office:value="241116.58">
            <text:p>241117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formula="of:=[.B27]*[.$E$1]" office:value-type="float" office:value="8423.6684">
            <text:p>8424</text:p>
          </table:table-cell>
          <table:table-cell table:formula="of:=[.C27]+[.B28]" office:value-type="float" office:value="249540.2484">
            <text:p>249540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formula="of:=[.B28]*[.$E$1]" office:value-type="float" office:value="8255.195032">
            <text:p>8255</text:p>
          </table:table-cell>
          <table:table-cell table:formula="of:=[.C28]+[.B29]" office:value-type="float" office:value="257795.443432">
            <text:p>257795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formula="of:=[.B29]*[.$E$1]" office:value-type="float" office:value="8090.09113136">
            <text:p>8090</text:p>
          </table:table-cell>
          <table:table-cell table:formula="of:=[.C29]+[.B30]" office:value-type="float" office:value="265885.53456336">
            <text:p>265886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formula="of:=[.B30]*[.$E$1]" office:value-type="float" office:value="7928.2893087328">
            <text:p>7928</text:p>
          </table:table-cell>
          <table:table-cell table:formula="of:=[.C30]+[.B31]" office:value-type="float" office:value="273813.823872093">
            <text:p>273814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formula="of:=[.B31]*[.$E$1]" office:value-type="float" office:value="7769.72352255814">
            <text:p>7770</text:p>
          </table:table-cell>
          <table:table-cell table:formula="of:=[.C31]+[.B32]" office:value-type="float" office:value="281583.547394651">
            <text:p>281584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formula="of:=[.B32]*[.$E$1]" office:value-type="float" office:value="7614.32905210698">
            <text:p>7614</text:p>
          </table:table-cell>
          <table:table-cell table:formula="of:=[.C32]+[.B33]" office:value-type="float" office:value="289197.876446758">
            <text:p>289198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formula="of:=[.B33]*[.$E$1]" office:value-type="float" office:value="7462.04247106484">
            <text:p>7462</text:p>
          </table:table-cell>
          <table:table-cell table:formula="of:=[.C33]+[.B34]" office:value-type="float" office:value="296659.918917823">
            <text:p>296660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formula="of:=[.B34]*[.$E$1]" office:value-type="float" office:value="7312.80162164354">
            <text:p>7313</text:p>
          </table:table-cell>
          <table:table-cell table:formula="of:=[.C34]+[.B35]" office:value-type="float" office:value="303972.720539466">
            <text:p>303973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table:formula="of:=[.B35]*[.$E$1]" office:value-type="float" office:value="7166.54558921067">
            <text:p>7167</text:p>
          </table:table-cell>
          <table:table-cell table:formula="of:=[.C35]+[.B36]" office:value-type="float" office:value="311139.266128677">
            <text:p>311139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table:formula="of:=[.B36]*[.$E$1]" office:value-type="float" office:value="7023.21467742646">
            <text:p>7023</text:p>
          </table:table-cell>
          <table:table-cell table:formula="of:=[.C36]+[.B37]" office:value-type="float" office:value="318162.480806103">
            <text:p>318162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table:formula="of:=[.B37]*[.$E$1]" office:value-type="float" office:value="6882.75038387793">
            <text:p>6883</text:p>
          </table:table-cell>
          <table:table-cell table:formula="of:=[.C37]+[.B38]" office:value-type="float" office:value="325045.231189981">
            <text:p>325045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table:formula="of:=[.B38]*[.$E$1]" office:value-type="float" office:value="6745.09537620037">
            <text:p>6745</text:p>
          </table:table-cell>
          <table:table-cell table:formula="of:=[.C38]+[.B39]" office:value-type="float" office:value="331790.326566182">
            <text:p>331790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formula="of:=[.B39]*[.$E$1]" office:value-type="float" office:value="6610.19346867636">
            <text:p>6610</text:p>
          </table:table-cell>
          <table:table-cell table:formula="of:=[.C39]+[.B40]" office:value-type="float" office:value="338400.520034858">
            <text:p>338401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formula="of:=[.B40]*[.$E$1]" office:value-type="float" office:value="6477.98959930284">
            <text:p>6478</text:p>
          </table:table-cell>
          <table:table-cell table:formula="of:=[.C40]+[.B41]" office:value-type="float" office:value="344878.509634161">
            <text:p>344879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table:formula="of:=[.B41]*[.$E$1]" office:value-type="float" office:value="6348.42980731678">
            <text:p>6348</text:p>
          </table:table-cell>
          <table:table-cell table:formula="of:=[.C41]+[.B42]" office:value-type="float" office:value="351226.939441478">
            <text:p>351227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table:formula="of:=[.B42]*[.$E$1]" office:value-type="float" office:value="6221.46121117044">
            <text:p>6221</text:p>
          </table:table-cell>
          <table:table-cell table:formula="of:=[.C42]+[.B43]" office:value-type="float" office:value="357448.400652648">
            <text:p>357448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formula="of:=[.B43]*[.$E$1]" office:value-type="float" office:value="6097.03198694704">
            <text:p>6097</text:p>
          </table:table-cell>
          <table:table-cell table:formula="of:=[.C43]+[.B44]" office:value-type="float" office:value="363545.432639595">
            <text:p>363545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formula="of:=[.B44]*[.$E$1]" office:value-type="float" office:value="5975.0913472081">
            <text:p>5975</text:p>
          </table:table-cell>
          <table:table-cell table:formula="of:=[.C44]+[.B45]" office:value-type="float" office:value="369520.523986803">
            <text:p>369521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table:formula="of:=[.B45]*[.$E$1]" office:value-type="float" office:value="5855.58952026393">
            <text:p>5856</text:p>
          </table:table-cell>
          <table:table-cell table:formula="of:=[.C45]+[.B46]" office:value-type="float" office:value="375376.113507067">
            <text:p>375376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table:formula="of:=[.B46]*[.$E$1]" office:value-type="float" office:value="5738.47772985865">
            <text:p>5738</text:p>
          </table:table-cell>
          <table:table-cell table:formula="of:=[.C46]+[.B47]" office:value-type="float" office:value="381114.591236926">
            <text:p>381115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table:formula="of:=[.B47]*[.$E$1]" office:value-type="float" office:value="5623.70817526148">
            <text:p>5624</text:p>
          </table:table-cell>
          <table:table-cell table:formula="of:=[.C47]+[.B48]" office:value-type="float" office:value="386738.299412187">
            <text:p>386738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table:formula="of:=[.B48]*[.$E$1]" office:value-type="float" office:value="5511.23401175625">
            <text:p>5511</text:p>
          </table:table-cell>
          <table:table-cell table:formula="of:=[.C48]+[.B49]" office:value-type="float" office:value="392249.533423944">
            <text:p>392250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formula="of:=[.B49]*[.$E$1]" office:value-type="float" office:value="5401.00933152113">
            <text:p>5401</text:p>
          </table:table-cell>
          <table:table-cell table:formula="of:=[.C49]+[.B50]" office:value-type="float" office:value="397650.542755465">
            <text:p>397651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table:formula="of:=[.B50]*[.$E$1]" office:value-type="float" office:value="5292.9891448907">
            <text:p>5293</text:p>
          </table:table-cell>
          <table:table-cell table:formula="of:=[.C50]+[.B51]" office:value-type="float" office:value="402943.531900355">
            <text:p>402944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table:formula="of:=[.B51]*[.$E$1]" office:value-type="float" office:value="5187.12936199289">
            <text:p>5187</text:p>
          </table:table-cell>
          <table:table-cell table:formula="of:=[.C51]+[.B52]" office:value-type="float" office:value="408130.661262348">
            <text:p>408131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table:formula="of:=[.B52]*[.$E$1]" office:value-type="float" office:value="5083.38677475303">
            <text:p>5083</text:p>
          </table:table-cell>
          <table:table-cell table:formula="of:=[.C52]+[.B53]" office:value-type="float" office:value="413214.048037101">
            <text:p>413214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table:formula="of:=[.B53]*[.$E$1]" office:value-type="float" office:value="4981.71903925797">
            <text:p>4982</text:p>
          </table:table-cell>
          <table:table-cell table:formula="of:=[.C53]+[.B54]" office:value-type="float" office:value="418195.767076359">
            <text:p>418196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formula="of:=[.B54]*[.$E$1]" office:value-type="float" office:value="4882.08465847281">
            <text:p>4882</text:p>
          </table:table-cell>
          <table:table-cell table:formula="of:=[.C54]+[.B55]" office:value-type="float" office:value="423077.851734832">
            <text:p>423078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table:formula="of:=[.B55]*[.$E$1]" office:value-type="float" office:value="4784.44296530335">
            <text:p>4784</text:p>
          </table:table-cell>
          <table:table-cell table:formula="of:=[.C55]+[.B56]" office:value-type="float" office:value="427862.294700136">
            <text:p>427862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formula="of:=[.B56]*[.$E$1]" office:value-type="float" office:value="4688.75410599729">
            <text:p>4689</text:p>
          </table:table-cell>
          <table:table-cell table:formula="of:=[.C56]+[.B57]" office:value-type="float" office:value="432551.048806133">
            <text:p>432551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formula="of:=[.B57]*[.$E$1]" office:value-type="float" office:value="4594.97902387734">
            <text:p>4595</text:p>
          </table:table-cell>
          <table:table-cell table:formula="of:=[.C57]+[.B58]" office:value-type="float" office:value="437146.02783001">
            <text:p>437146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formula="of:=[.B58]*[.$E$1]" office:value-type="float" office:value="4503.07944339979">
            <text:p>4503</text:p>
          </table:table-cell>
          <table:table-cell table:formula="of:=[.C58]+[.B59]" office:value-type="float" office:value="441649.10727341">
            <text:p>441649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table:formula="of:=[.B59]*[.$E$1]" office:value-type="float" office:value="4413.0178545318">
            <text:p>4413</text:p>
          </table:table-cell>
          <table:table-cell table:formula="of:=[.C59]+[.B60]" office:value-type="float" office:value="446062.125127942">
            <text:p>446062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table:formula="of:=[.B60]*[.$E$1]" office:value-type="float" office:value="4324.75749744116">
            <text:p>4325</text:p>
          </table:table-cell>
          <table:table-cell table:formula="of:=[.C60]+[.B61]" office:value-type="float" office:value="450386.882625383">
            <text:p>450387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table:formula="of:=[.B61]*[.$E$1]" office:value-type="float" office:value="4238.26234749234">
            <text:p>4238</text:p>
          </table:table-cell>
          <table:table-cell table:formula="of:=[.C61]+[.B62]" office:value-type="float" office:value="454625.144972875">
            <text:p>454625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table:formula="of:=[.B62]*[.$E$1]" office:value-type="float" office:value="4153.49710054249">
            <text:p>4153</text:p>
          </table:table-cell>
          <table:table-cell table:formula="of:=[.C62]+[.B63]" office:value-type="float" office:value="458778.642073418">
            <text:p>458779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table:formula="of:=[.B63]*[.$E$1]" office:value-type="float" office:value="4070.42715853164">
            <text:p>4070</text:p>
          </table:table-cell>
          <table:table-cell table:formula="of:=[.C63]+[.B64]" office:value-type="float" office:value="462849.069231949">
            <text:p>462849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table:formula="of:=[.B64]*[.$E$1]" office:value-type="float" office:value="3989.01861536101">
            <text:p>3989</text:p>
          </table:table-cell>
          <table:table-cell table:formula="of:=[.C64]+[.B65]" office:value-type="float" office:value="466838.08784731">
            <text:p>466838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table:formula="of:=[.B65]*[.$E$1]" office:value-type="float" office:value="3909.23824305379">
            <text:p>3909</text:p>
          </table:table-cell>
          <table:table-cell table:formula="of:=[.C65]+[.B66]" office:value-type="float" office:value="470747.326090364">
            <text:p>470747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table:formula="of:=[.B66]*[.$E$1]" office:value-type="float" office:value="3831.05347819271">
            <text:p>3831</text:p>
          </table:table-cell>
          <table:table-cell table:formula="of:=[.C66]+[.B67]" office:value-type="float" office:value="474578.379568557">
            <text:p>474578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table:formula="of:=[.B67]*[.$E$1]" office:value-type="float" office:value="3754.43240862886">
            <text:p>3754</text:p>
          </table:table-cell>
          <table:table-cell table:formula="of:=[.C67]+[.B68]" office:value-type="float" office:value="478332.811977186">
            <text:p>478333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table:formula="of:=[.B68]*[.$E$1]" office:value-type="float" office:value="3679.34376045628">
            <text:p>3679</text:p>
          </table:table-cell>
          <table:table-cell table:formula="of:=[.C68]+[.B69]" office:value-type="float" office:value="482012.155737642">
            <text:p>482012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table:formula="of:=[.B69]*[.$E$1]" office:value-type="float" office:value="3605.75688524715">
            <text:p>3606</text:p>
          </table:table-cell>
          <table:table-cell table:formula="of:=[.C69]+[.B70]" office:value-type="float" office:value="485617.912622889">
            <text:p>485618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table:formula="of:=[.B70]*[.$E$1]" office:value-type="float" office:value="3533.64174754221">
            <text:p>3534</text:p>
          </table:table-cell>
          <table:table-cell table:formula="of:=[.C70]+[.B71]" office:value-type="float" office:value="489151.554370431">
            <text:p>489152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table:formula="of:=[.B71]*[.$E$1]" office:value-type="float" office:value="3462.96891259137">
            <text:p>3463</text:p>
          </table:table-cell>
          <table:table-cell table:formula="of:=[.C71]+[.B72]" office:value-type="float" office:value="492614.523283023">
            <text:p>492615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table:formula="of:=[.B72]*[.$E$1]" office:value-type="float" office:value="3393.70953433954">
            <text:p>3394</text:p>
          </table:table-cell>
          <table:table-cell table:formula="of:=[.C72]+[.B73]" office:value-type="float" office:value="496008.232817362">
            <text:p>496008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table:formula="of:=[.B73]*[.$E$1]" office:value-type="float" office:value="3325.83534365275">
            <text:p>3326</text:p>
          </table:table-cell>
          <table:table-cell table:formula="of:=[.C73]+[.B74]" office:value-type="float" office:value="499334.068161015">
            <text:p>499334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table:formula="of:=[.B74]*[.$E$1]" office:value-type="float" office:value="3259.31863677969">
            <text:p>3259</text:p>
          </table:table-cell>
          <table:table-cell table:formula="of:=[.C74]+[.B75]" office:value-type="float" office:value="502593.386797795">
            <text:p>502593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formula="of:=[.B75]*[.$E$1]" office:value-type="float" office:value="3194.1322640441">
            <text:p>3194</text:p>
          </table:table-cell>
          <table:table-cell table:formula="of:=[.C75]+[.B76]" office:value-type="float" office:value="505787.519061839">
            <text:p>505788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table:formula="of:=[.B76]*[.$E$1]" office:value-type="float" office:value="3130.24961876322">
            <text:p>3130</text:p>
          </table:table-cell>
          <table:table-cell table:formula="of:=[.C76]+[.B77]" office:value-type="float" office:value="508917.768680602">
            <text:p>508918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table:formula="of:=[.B77]*[.$E$1]" office:value-type="float" office:value="3067.64462638795">
            <text:p>3068</text:p>
          </table:table-cell>
          <table:table-cell table:formula="of:=[.C77]+[.B78]" office:value-type="float" office:value="511985.41330699">
            <text:p>511985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formula="of:=[.B78]*[.$E$1]" office:value-type="float" office:value="3006.29173386019">
            <text:p>3006</text:p>
          </table:table-cell>
          <table:table-cell table:formula="of:=[.C78]+[.B79]" office:value-type="float" office:value="514991.70504085">
            <text:p>514992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table:formula="of:=[.B79]*[.$E$1]" office:value-type="float" office:value="2946.16589918299">
            <text:p>2946</text:p>
          </table:table-cell>
          <table:table-cell table:formula="of:=[.C79]+[.B80]" office:value-type="float" office:value="517937.870940033">
            <text:p>517938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table:formula="of:=[.B80]*[.$E$1]" office:value-type="float" office:value="2887.24258119933">
            <text:p>2887</text:p>
          </table:table-cell>
          <table:table-cell table:formula="of:=[.C80]+[.B81]" office:value-type="float" office:value="520825.113521232">
            <text:p>520825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table:formula="of:=[.B81]*[.$E$1]" office:value-type="float" office:value="2829.49772957534">
            <text:p>2829</text:p>
          </table:table-cell>
          <table:table-cell table:formula="of:=[.C81]+[.B82]" office:value-type="float" office:value="523654.611250808">
            <text:p>523655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formula="of:=[.B82]*[.$E$1]" office:value-type="float" office:value="2772.90777498384">
            <text:p>2773</text:p>
          </table:table-cell>
          <table:table-cell table:formula="of:=[.C82]+[.B83]" office:value-type="float" office:value="526427.519025792">
            <text:p>526428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table:formula="of:=[.B83]*[.$E$1]" office:value-type="float" office:value="2717.44961948416">
            <text:p>2717</text:p>
          </table:table-cell>
          <table:table-cell table:formula="of:=[.C83]+[.B84]" office:value-type="float" office:value="529144.968645276">
            <text:p>529145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table:formula="of:=[.B84]*[.$E$1]" office:value-type="float" office:value="2663.10062709448">
            <text:p>2663</text:p>
          </table:table-cell>
          <table:table-cell table:formula="of:=[.C84]+[.B85]" office:value-type="float" office:value="531808.06927237">
            <text:p>531808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table:formula="of:=[.B85]*[.$E$1]" office:value-type="float" office:value="2609.83861455259">
            <text:p>2610</text:p>
          </table:table-cell>
          <table:table-cell table:formula="of:=[.C85]+[.B86]" office:value-type="float" office:value="534417.907886923">
            <text:p>534418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table:formula="of:=[.B86]*[.$E$1]" office:value-type="float" office:value="2557.64184226154">
            <text:p>2558</text:p>
          </table:table-cell>
          <table:table-cell table:formula="of:=[.C86]+[.B87]" office:value-type="float" office:value="536975.549729184">
            <text:p>536976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table:formula="of:=[.B87]*[.$E$1]" office:value-type="float" office:value="2506.48900541631">
            <text:p>2506</text:p>
          </table:table-cell>
          <table:table-cell table:formula="of:=[.C87]+[.B88]" office:value-type="float" office:value="539482.038734601">
            <text:p>539482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table:formula="of:=[.B88]*[.$E$1]" office:value-type="float" office:value="2456.35922530798">
            <text:p>2456</text:p>
          </table:table-cell>
          <table:table-cell table:formula="of:=[.C88]+[.B89]" office:value-type="float" office:value="541938.397959909">
            <text:p>541938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formula="of:=[.B89]*[.$E$1]" office:value-type="float" office:value="2407.23204080182">
            <text:p>2407</text:p>
          </table:table-cell>
          <table:table-cell table:formula="of:=[.C89]+[.B90]" office:value-type="float" office:value="544345.630000711">
            <text:p>544346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table:formula="of:=[.B90]*[.$E$1]" office:value-type="float" office:value="2359.08739998578">
            <text:p>2359</text:p>
          </table:table-cell>
          <table:table-cell table:formula="of:=[.C90]+[.B91]" office:value-type="float" office:value="546704.717400696">
            <text:p>546705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table:formula="of:=[.B91]*[.$E$1]" office:value-type="float" office:value="2311.90565198607">
            <text:p>2312</text:p>
          </table:table-cell>
          <table:table-cell table:formula="of:=[.C91]+[.B92]" office:value-type="float" office:value="549016.623052682">
            <text:p>549017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table:formula="of:=[.B92]*[.$E$1]" office:value-type="float" office:value="2265.66753894635">
            <text:p>2266</text:p>
          </table:table-cell>
          <table:table-cell table:formula="of:=[.C92]+[.B93]" office:value-type="float" office:value="551282.290591629">
            <text:p>551282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table:formula="of:=[.B93]*[.$E$1]" office:value-type="float" office:value="2220.35418816742">
            <text:p>2220</text:p>
          </table:table-cell>
          <table:table-cell table:formula="of:=[.C93]+[.B94]" office:value-type="float" office:value="553502.644779796">
            <text:p>553503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table:formula="of:=[.B94]*[.$E$1]" office:value-type="float" office:value="2175.94710440407">
            <text:p>2176</text:p>
          </table:table-cell>
          <table:table-cell table:formula="of:=[.C94]+[.B95]" office:value-type="float" office:value="555678.5918842">
            <text:p>555679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table:formula="of:=[.B95]*[.$E$1]" office:value-type="float" office:value="2132.42816231599">
            <text:p>2132</text:p>
          </table:table-cell>
          <table:table-cell table:formula="of:=[.C95]+[.B96]" office:value-type="float" office:value="557811.020046516">
            <text:p>557811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table:formula="of:=[.B96]*[.$E$1]" office:value-type="float" office:value="2089.77959906967">
            <text:p>2090</text:p>
          </table:table-cell>
          <table:table-cell table:formula="of:=[.C96]+[.B97]" office:value-type="float" office:value="559900.799645586">
            <text:p>559901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table:formula="of:=[.B97]*[.$E$1]" office:value-type="float" office:value="2047.98400708828">
            <text:p>2048</text:p>
          </table:table-cell>
          <table:table-cell table:formula="of:=[.C97]+[.B98]" office:value-type="float" office:value="561948.783652674">
            <text:p>561949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table:formula="of:=[.B98]*[.$E$1]" office:value-type="float" office:value="2007.02432694651">
            <text:p>2007</text:p>
          </table:table-cell>
          <table:table-cell table:formula="of:=[.C98]+[.B99]" office:value-type="float" office:value="563955.80797962">
            <text:p>563956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[.B99]*[.$E$1]" office:value-type="float" office:value="1966.88384040758">
            <text:p>1967</text:p>
          </table:table-cell>
          <table:table-cell table:formula="of:=[.C99]+[.B100]" office:value-type="float" office:value="565922.691820028">
            <text:p>565923</text:p>
          </table:table-cell>
          <table:table-cell table:number-columns-repeated="2"/>
        </table:table-row>
        <table:table-row table:style-name="ro2">
          <table:table-cell office:value-type="float" office:value="101">
            <text:p>101</text:p>
          </table:table-cell>
          <table:table-cell table:formula="of:=[.B100]*[.$E$1]" office:value-type="float" office:value="1927.54616359943">
            <text:p>1928</text:p>
          </table:table-cell>
          <table:table-cell table:formula="of:=[.C100]+[.B101]" office:value-type="float" office:value="567850.237983627">
            <text:p>567850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table:formula="of:=[.B101]*[.$E$1]" office:value-type="float" office:value="1888.99524032744">
            <text:p>1889</text:p>
          </table:table-cell>
          <table:table-cell table:formula="of:=[.C101]+[.B102]" office:value-type="float" office:value="569739.233223955">
            <text:p>569739</text:p>
          </table:table-cell>
          <table:table-cell table:number-columns-repeated="2"/>
        </table:table-row>
        <table:table-row table:style-name="ro2">
          <table:table-cell office:value-type="float" office:value="103">
            <text:p>103</text:p>
          </table:table-cell>
          <table:table-cell table:formula="of:=[.B102]*[.$E$1]" office:value-type="float" office:value="1851.21533552089">
            <text:p>1851</text:p>
          </table:table-cell>
          <table:table-cell table:formula="of:=[.C102]+[.B103]" office:value-type="float" office:value="571590.448559476">
            <text:p>571590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table:formula="of:=[.B103]*[.$E$1]" office:value-type="float" office:value="1814.19102881047">
            <text:p>1814</text:p>
          </table:table-cell>
          <table:table-cell table:formula="of:=[.C103]+[.B104]" office:value-type="float" office:value="573404.639588286">
            <text:p>573405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table:formula="of:=[.B104]*[.$E$1]" office:value-type="float" office:value="1777.90720823426">
            <text:p>1778</text:p>
          </table:table-cell>
          <table:table-cell table:formula="of:=[.C104]+[.B105]" office:value-type="float" office:value="575182.546796521">
            <text:p>575183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table:formula="of:=[.B105]*[.$E$1]" office:value-type="float" office:value="1742.34906406958">
            <text:p>1742</text:p>
          </table:table-cell>
          <table:table-cell table:formula="of:=[.C105]+[.B106]" office:value-type="float" office:value="576924.89586059">
            <text:p>576925</text:p>
          </table:table-cell>
          <table:table-cell table:number-columns-repeated="2"/>
        </table:table-row>
        <table:table-row table:style-name="ro2">
          <table:table-cell office:value-type="float" office:value="107">
            <text:p>107</text:p>
          </table:table-cell>
          <table:table-cell table:formula="of:=[.B106]*[.$E$1]" office:value-type="float" office:value="1707.50208278819">
            <text:p>1708</text:p>
          </table:table-cell>
          <table:table-cell table:formula="of:=[.C106]+[.B107]" office:value-type="float" office:value="578632.397943378">
            <text:p>578632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table:formula="of:=[.B107]*[.$E$1]" office:value-type="float" office:value="1673.35204113242">
            <text:p>1673</text:p>
          </table:table-cell>
          <table:table-cell table:formula="of:=[.C107]+[.B108]" office:value-type="float" office:value="580305.749984511">
            <text:p>580306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table:formula="of:=[.B108]*[.$E$1]" office:value-type="float" office:value="1639.88500030977">
            <text:p>1640</text:p>
          </table:table-cell>
          <table:table-cell table:formula="of:=[.C108]+[.B109]" office:value-type="float" office:value="581945.634984821">
            <text:p>581946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table:formula="of:=[.B109]*[.$E$1]" office:value-type="float" office:value="1607.08730030358">
            <text:p>1607</text:p>
          </table:table-cell>
          <table:table-cell table:formula="of:=[.C109]+[.B110]" office:value-type="float" office:value="583552.722285124">
            <text:p>583553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table:formula="of:=[.B110]*[.$E$1]" office:value-type="float" office:value="1574.94555429751">
            <text:p>1575</text:p>
          </table:table-cell>
          <table:table-cell table:formula="of:=[.C110]+[.B111]" office:value-type="float" office:value="585127.667839422">
            <text:p>585128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table:formula="of:=[.B111]*[.$E$1]" office:value-type="float" office:value="1543.44664321156">
            <text:p>1543</text:p>
          </table:table-cell>
          <table:table-cell table:formula="of:=[.C111]+[.B112]" office:value-type="float" office:value="586671.114482633">
            <text:p>586671</text:p>
          </table:table-cell>
          <table:table-cell table:number-columns-repeated="2"/>
        </table:table-row>
        <table:table-row table:style-name="ro2">
          <table:table-cell office:value-type="float" office:value="113">
            <text:p>113</text:p>
          </table:table-cell>
          <table:table-cell table:formula="of:=[.B112]*[.$E$1]" office:value-type="float" office:value="1512.57771034733">
            <text:p>1513</text:p>
          </table:table-cell>
          <table:table-cell table:formula="of:=[.C112]+[.B113]" office:value-type="float" office:value="588183.692192981">
            <text:p>588184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table:formula="of:=[.B113]*[.$E$1]" office:value-type="float" office:value="1482.32615614038">
            <text:p>1482</text:p>
          </table:table-cell>
          <table:table-cell table:formula="of:=[.C113]+[.B114]" office:value-type="float" office:value="589666.018349121">
            <text:p>589666</text:p>
          </table:table-cell>
          <table:table-cell table:number-columns-repeated="2"/>
        </table:table-row>
        <table:table-row table:style-name="ro2">
          <table:table-cell office:value-type="float" office:value="115">
            <text:p>115</text:p>
          </table:table-cell>
          <table:table-cell table:formula="of:=[.B114]*[.$E$1]" office:value-type="float" office:value="1452.67963301757">
            <text:p>1453</text:p>
          </table:table-cell>
          <table:table-cell table:formula="of:=[.C114]+[.B115]" office:value-type="float" office:value="591118.697982139">
            <text:p>591119</text:p>
          </table:table-cell>
          <table:table-cell table:number-columns-repeated="2"/>
        </table:table-row>
        <table:table-row table:style-name="ro2">
          <table:table-cell office:value-type="float" office:value="116">
            <text:p>116</text:p>
          </table:table-cell>
          <table:table-cell table:formula="of:=[.B115]*[.$E$1]" office:value-type="float" office:value="1423.62604035722">
            <text:p>1424</text:p>
          </table:table-cell>
          <table:table-cell table:formula="of:=[.C115]+[.B116]" office:value-type="float" office:value="592542.324022496">
            <text:p>592542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table:formula="of:=[.B116]*[.$E$1]" office:value-type="float" office:value="1395.15351955008">
            <text:p>1395</text:p>
          </table:table-cell>
          <table:table-cell table:formula="of:=[.C116]+[.B117]" office:value-type="float" office:value="593937.477542046">
            <text:p>593937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table:formula="of:=[.B117]*[.$E$1]" office:value-type="float" office:value="1367.25044915907">
            <text:p>1367</text:p>
          </table:table-cell>
          <table:table-cell table:formula="of:=[.C117]+[.B118]" office:value-type="float" office:value="595304.727991205">
            <text:p>595305</text:p>
          </table:table-cell>
          <table:table-cell table:number-columns-repeated="2"/>
        </table:table-row>
        <table:table-row table:style-name="ro2">
          <table:table-cell office:value-type="float" office:value="119">
            <text:p>119</text:p>
          </table:table-cell>
          <table:table-cell table:formula="of:=[.B118]*[.$E$1]" office:value-type="float" office:value="1339.90544017589">
            <text:p>1340</text:p>
          </table:table-cell>
          <table:table-cell table:formula="of:=[.C118]+[.B119]" office:value-type="float" office:value="596644.633431381">
            <text:p>596645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table:formula="of:=[.B119]*[.$E$1]" office:value-type="float" office:value="1313.10733137237">
            <text:p>1313</text:p>
          </table:table-cell>
          <table:table-cell table:formula="of:=[.C119]+[.B120]" office:value-type="float" office:value="597957.740762753">
            <text:p>597958</text:p>
          </table:table-cell>
          <table:table-cell table:number-columns-repeated="2"/>
        </table:table-row>
        <table:table-row table:style-name="ro2">
          <table:table-cell office:value-type="float" office:value="121">
            <text:p>121</text:p>
          </table:table-cell>
          <table:table-cell table:formula="of:=[.B120]*[.$E$1]" office:value-type="float" office:value="1286.84518474493">
            <text:p>1287</text:p>
          </table:table-cell>
          <table:table-cell table:formula="of:=[.C120]+[.B121]" office:value-type="float" office:value="599244.585947498">
            <text:p>599245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table:formula="of:=[.B121]*[.$E$1]" office:value-type="float" office:value="1261.10828105003">
            <text:p>1261</text:p>
          </table:table-cell>
          <table:table-cell table:formula="of:=[.C121]+[.B122]" office:value-type="float" office:value="600505.694228548">
            <text:p>600506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table:formula="of:=[.B122]*[.$E$1]" office:value-type="float" office:value="1235.88611542903">
            <text:p>1236</text:p>
          </table:table-cell>
          <table:table-cell table:formula="of:=[.C122]+[.B123]" office:value-type="float" office:value="601741.580343977">
            <text:p>601742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table:formula="of:=[.B123]*[.$E$1]" office:value-type="float" office:value="1211.16839312045">
            <text:p>1211</text:p>
          </table:table-cell>
          <table:table-cell table:formula="of:=[.C123]+[.B124]" office:value-type="float" office:value="602952.748737097">
            <text:p>602953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table:formula="of:=[.B124]*[.$E$1]" office:value-type="float" office:value="1186.94502525804">
            <text:p>1187</text:p>
          </table:table-cell>
          <table:table-cell table:formula="of:=[.C124]+[.B125]" office:value-type="float" office:value="604139.693762355">
            <text:p>604140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table:formula="of:=[.B125]*[.$E$1]" office:value-type="float" office:value="1163.20612475288">
            <text:p>1163</text:p>
          </table:table-cell>
          <table:table-cell table:formula="of:=[.C125]+[.B126]" office:value-type="float" office:value="605302.899887108">
            <text:p>605303</text:p>
          </table:table-cell>
          <table:table-cell table:number-columns-repeated="2"/>
        </table:table-row>
        <table:table-row table:style-name="ro2">
          <table:table-cell office:value-type="float" office:value="127">
            <text:p>127</text:p>
          </table:table-cell>
          <table:table-cell table:formula="of:=[.B126]*[.$E$1]" office:value-type="float" office:value="1139.94200225782">
            <text:p>1140</text:p>
          </table:table-cell>
          <table:table-cell table:formula="of:=[.C126]+[.B127]" office:value-type="float" office:value="606442.841889366">
            <text:p>606443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table:formula="of:=[.B127]*[.$E$1]" office:value-type="float" office:value="1117.14316221266">
            <text:p>1117</text:p>
          </table:table-cell>
          <table:table-cell table:formula="of:=[.C127]+[.B128]" office:value-type="float" office:value="607559.985051579">
            <text:p>607560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table:formula="of:=[.B128]*[.$E$1]" office:value-type="float" office:value="1094.80029896841">
            <text:p>1095</text:p>
          </table:table-cell>
          <table:table-cell table:formula="of:=[.C128]+[.B129]" office:value-type="float" office:value="608654.785350547">
            <text:p>608655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table:formula="of:=[.B129]*[.$E$1]" office:value-type="float" office:value="1072.90429298904">
            <text:p>1073</text:p>
          </table:table-cell>
          <table:table-cell table:formula="of:=[.C129]+[.B130]" office:value-type="float" office:value="609727.689643536">
            <text:p>609728</text:p>
          </table:table-cell>
          <table:table-cell table:number-columns-repeated="2"/>
        </table:table-row>
        <table:table-row table:style-name="ro2">
          <table:table-cell office:value-type="float" office:value="131">
            <text:p>131</text:p>
          </table:table-cell>
          <table:table-cell table:formula="of:=[.B130]*[.$E$1]" office:value-type="float" office:value="1051.44620712926">
            <text:p>1051</text:p>
          </table:table-cell>
          <table:table-cell table:formula="of:=[.C130]+[.B131]" office:value-type="float" office:value="610779.135850666">
            <text:p>610779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table:formula="of:=[.B131]*[.$E$1]" office:value-type="float" office:value="1030.41728298668">
            <text:p>1030</text:p>
          </table:table-cell>
          <table:table-cell table:formula="of:=[.C131]+[.B132]" office:value-type="float" office:value="611809.553133652">
            <text:p>611810</text:p>
          </table:table-cell>
          <table:table-cell table:number-columns-repeated="2"/>
        </table:table-row>
        <table:table-row table:style-name="ro2">
          <table:table-cell office:value-type="float" office:value="133">
            <text:p>133</text:p>
          </table:table-cell>
          <table:table-cell table:formula="of:=[.B132]*[.$E$1]" office:value-type="float" office:value="1009.80893732694">
            <text:p>1010</text:p>
          </table:table-cell>
          <table:table-cell table:formula="of:=[.C132]+[.B133]" office:value-type="float" office:value="612819.362070979">
            <text:p>612819</text:p>
          </table:table-cell>
          <table:table-cell table:number-columns-repeated="2"/>
        </table:table-row>
        <table:table-row table:style-name="ro2">
          <table:table-cell office:value-type="float" office:value="134">
            <text:p>134</text:p>
          </table:table-cell>
          <table:table-cell table:formula="of:=[.B133]*[.$E$1]" office:value-type="float" office:value="989.612758580404">
            <text:p>990</text:p>
          </table:table-cell>
          <table:table-cell table:formula="of:=[.C133]+[.B134]" office:value-type="float" office:value="613808.97482956">
            <text:p>613809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table:formula="of:=[.B134]*[.$E$1]" office:value-type="float" office:value="969.820503408796">
            <text:p>970</text:p>
          </table:table-cell>
          <table:table-cell table:formula="of:=[.C134]+[.B135]" office:value-type="float" office:value="614778.795332968">
            <text:p>614779</text:p>
          </table:table-cell>
          <table:table-cell table:number-columns-repeated="2"/>
        </table:table-row>
        <table:table-row table:style-name="ro2">
          <table:table-cell office:value-type="float" office:value="136">
            <text:p>136</text:p>
          </table:table-cell>
          <table:table-cell table:formula="of:=[.B135]*[.$E$1]" office:value-type="float" office:value="950.42409334062">
            <text:p>950</text:p>
          </table:table-cell>
          <table:table-cell table:formula="of:=[.C135]+[.B136]" office:value-type="float" office:value="615729.219426309">
            <text:p>615729</text:p>
          </table:table-cell>
          <table:table-cell table:number-columns-repeated="2"/>
        </table:table-row>
        <table:table-row table:style-name="ro2">
          <table:table-cell office:value-type="float" office:value="137">
            <text:p>137</text:p>
          </table:table-cell>
          <table:table-cell table:formula="of:=[.B136]*[.$E$1]" office:value-type="float" office:value="931.415611473807">
            <text:p>931</text:p>
          </table:table-cell>
          <table:table-cell table:formula="of:=[.C136]+[.B137]" office:value-type="float" office:value="616660.635037783">
            <text:p>616661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table:formula="of:=[.B137]*[.$E$1]" office:value-type="float" office:value="912.787299244331">
            <text:p>913</text:p>
          </table:table-cell>
          <table:table-cell table:formula="of:=[.C137]+[.B138]" office:value-type="float" office:value="617573.422337027">
            <text:p>617573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table:formula="of:=[.B138]*[.$E$1]" office:value-type="float" office:value="894.531553259445">
            <text:p>895</text:p>
          </table:table-cell>
          <table:table-cell table:formula="of:=[.C138]+[.B139]" office:value-type="float" office:value="618467.953890287">
            <text:p>618468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table:formula="of:=[.B139]*[.$E$1]" office:value-type="float" office:value="876.640922194256">
            <text:p>877</text:p>
          </table:table-cell>
          <table:table-cell table:formula="of:=[.C139]+[.B140]" office:value-type="float" office:value="619344.594812481">
            <text:p>619345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table:formula="of:=[.B140]*[.$E$1]" office:value-type="float" office:value="859.10810375037">
            <text:p>859</text:p>
          </table:table-cell>
          <table:table-cell table:formula="of:=[.C140]+[.B141]" office:value-type="float" office:value="620203.702916231">
            <text:p>620204</text:p>
          </table:table-cell>
          <table:table-cell table:number-columns-repeated="2"/>
        </table:table-row>
        <table:table-row table:style-name="ro2">
          <table:table-cell office:value-type="float" office:value="142">
            <text:p>142</text:p>
          </table:table-cell>
          <table:table-cell table:formula="of:=[.B141]*[.$E$1]" office:value-type="float" office:value="841.925941675363">
            <text:p>842</text:p>
          </table:table-cell>
          <table:table-cell table:formula="of:=[.C141]+[.B142]" office:value-type="float" office:value="621045.628857907">
            <text:p>621046</text:p>
          </table:table-cell>
          <table:table-cell table:number-columns-repeated="2"/>
        </table:table-row>
        <table:table-row table:style-name="ro2">
          <table:table-cell office:value-type="float" office:value="143">
            <text:p>143</text:p>
          </table:table-cell>
          <table:table-cell table:formula="of:=[.B142]*[.$E$1]" office:value-type="float" office:value="825.087422841856">
            <text:p>825</text:p>
          </table:table-cell>
          <table:table-cell table:formula="of:=[.C142]+[.B143]" office:value-type="float" office:value="621870.716280748">
            <text:p>621871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table:formula="of:=[.B143]*[.$E$1]" office:value-type="float" office:value="808.585674385019">
            <text:p>809</text:p>
          </table:table-cell>
          <table:table-cell table:formula="of:=[.C143]+[.B144]" office:value-type="float" office:value="622679.301955133">
            <text:p>622679</text:p>
          </table:table-cell>
          <table:table-cell table:number-columns-repeated="2"/>
        </table:table-row>
        <table:table-row table:style-name="ro2">
          <table:table-cell office:value-type="float" office:value="145">
            <text:p>145</text:p>
          </table:table-cell>
          <table:table-cell table:formula="of:=[.B144]*[.$E$1]" office:value-type="float" office:value="792.413960897318">
            <text:p>792</text:p>
          </table:table-cell>
          <table:table-cell table:formula="of:=[.C144]+[.B145]" office:value-type="float" office:value="623471.715916031">
            <text:p>623472</text:p>
          </table:table-cell>
          <table:table-cell table:number-columns-repeated="2"/>
        </table:table-row>
        <table:table-row table:style-name="ro2">
          <table:table-cell office:value-type="float" office:value="146">
            <text:p>146</text:p>
          </table:table-cell>
          <table:table-cell table:formula="of:=[.B145]*[.$E$1]" office:value-type="float" office:value="776.565681679372">
            <text:p>777</text:p>
          </table:table-cell>
          <table:table-cell table:formula="of:=[.C145]+[.B146]" office:value-type="float" office:value="624248.28159771">
            <text:p>624248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table:formula="of:=[.B146]*[.$E$1]" office:value-type="float" office:value="761.034368045784">
            <text:p>761</text:p>
          </table:table-cell>
          <table:table-cell table:formula="of:=[.C146]+[.B147]" office:value-type="float" office:value="625009.315965756">
            <text:p>625009</text:p>
          </table:table-cell>
          <table:table-cell table:number-columns-repeated="2"/>
        </table:table-row>
        <table:table-row table:style-name="ro2">
          <table:table-cell office:value-type="float" office:value="148">
            <text:p>148</text:p>
          </table:table-cell>
          <table:table-cell table:formula="of:=[.B147]*[.$E$1]" office:value-type="float" office:value="745.813680684869">
            <text:p>746</text:p>
          </table:table-cell>
          <table:table-cell table:formula="of:=[.C147]+[.B148]" office:value-type="float" office:value="625755.129646441">
            <text:p>625755</text:p>
          </table:table-cell>
          <table:table-cell table:number-columns-repeated="2"/>
        </table:table-row>
        <table:table-row table:style-name="ro2">
          <table:table-cell office:value-type="float" office:value="149">
            <text:p>149</text:p>
          </table:table-cell>
          <table:table-cell table:formula="of:=[.B148]*[.$E$1]" office:value-type="float" office:value="730.897407071171">
            <text:p>731</text:p>
          </table:table-cell>
          <table:table-cell table:formula="of:=[.C148]+[.B149]" office:value-type="float" office:value="626486.027053512">
            <text:p>626486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table:formula="of:=[.B149]*[.$E$1]" office:value-type="float" office:value="716.279458929748">
            <text:p>716</text:p>
          </table:table-cell>
          <table:table-cell table:formula="of:=[.C149]+[.B150]" office:value-type="float" office:value="627202.306512442">
            <text:p>627202</text:p>
          </table:table-cell>
          <table:table-cell table:number-columns-repeated="2"/>
        </table:table-row>
        <table:table-row table:style-name="ro2">
          <table:table-cell office:value-type="float" office:value="151">
            <text:p>151</text:p>
          </table:table-cell>
          <table:table-cell table:formula="of:=[.B150]*[.$E$1]" office:value-type="float" office:value="701.953869751153">
            <text:p>702</text:p>
          </table:table-cell>
          <table:table-cell table:formula="of:=[.C150]+[.B151]" office:value-type="float" office:value="627904.260382193">
            <text:p>627904</text:p>
          </table:table-cell>
          <table:table-cell table:number-columns-repeated="2"/>
        </table:table-row>
        <table:table-row table:style-name="ro2">
          <table:table-cell office:value-type="float" office:value="152">
            <text:p>152</text:p>
          </table:table-cell>
          <table:table-cell table:formula="of:=[.B151]*[.$E$1]" office:value-type="float" office:value="687.91479235613">
            <text:p>688</text:p>
          </table:table-cell>
          <table:table-cell table:formula="of:=[.C151]+[.B152]" office:value-type="float" office:value="628592.175174549">
            <text:p>628592</text:p>
          </table:table-cell>
          <table:table-cell table:number-columns-repeated="2"/>
        </table:table-row>
        <table:table-row table:style-name="ro2">
          <table:table-cell office:value-type="float" office:value="153">
            <text:p>153</text:p>
          </table:table-cell>
          <table:table-cell table:formula="of:=[.B152]*[.$E$1]" office:value-type="float" office:value="674.156496509007">
            <text:p>674</text:p>
          </table:table-cell>
          <table:table-cell table:formula="of:=[.C152]+[.B153]" office:value-type="float" office:value="629266.331671058">
            <text:p>629266</text:p>
          </table:table-cell>
          <table:table-cell table:number-columns-repeated="2"/>
        </table:table-row>
        <table:table-row table:style-name="ro2">
          <table:table-cell office:value-type="float" office:value="154">
            <text:p>154</text:p>
          </table:table-cell>
          <table:table-cell table:formula="of:=[.B153]*[.$E$1]" office:value-type="float" office:value="660.673366578827">
            <text:p>661</text:p>
          </table:table-cell>
          <table:table-cell table:formula="of:=[.C153]+[.B154]" office:value-type="float" office:value="629927.005037637">
            <text:p>629927</text:p>
          </table:table-cell>
          <table:table-cell table:number-columns-repeated="2"/>
        </table:table-row>
        <table:table-row table:style-name="ro2">
          <table:table-cell office:value-type="float" office:value="155">
            <text:p>155</text:p>
          </table:table-cell>
          <table:table-cell table:formula="of:=[.B154]*[.$E$1]" office:value-type="float" office:value="647.459899247251">
            <text:p>647</text:p>
          </table:table-cell>
          <table:table-cell table:formula="of:=[.C154]+[.B155]" office:value-type="float" office:value="630574.464936884">
            <text:p>630574</text:p>
          </table:table-cell>
          <table:table-cell table:number-columns-repeated="2"/>
        </table:table-row>
        <table:table-row table:style-name="ro2">
          <table:table-cell office:value-type="float" office:value="156">
            <text:p>156</text:p>
          </table:table-cell>
          <table:table-cell table:formula="of:=[.B155]*[.$E$1]" office:value-type="float" office:value="634.510701262306">
            <text:p>635</text:p>
          </table:table-cell>
          <table:table-cell table:formula="of:=[.C155]+[.B156]" office:value-type="float" office:value="631208.975638147">
            <text:p>631209</text:p>
          </table:table-cell>
          <table:table-cell table:number-columns-repeated="2"/>
        </table:table-row>
        <table:table-row table:style-name="ro2">
          <table:table-cell office:value-type="float" office:value="157">
            <text:p>157</text:p>
          </table:table-cell>
          <table:table-cell table:formula="of:=[.B156]*[.$E$1]" office:value-type="float" office:value="621.820487237059">
            <text:p>622</text:p>
          </table:table-cell>
          <table:table-cell table:formula="of:=[.C156]+[.B157]" office:value-type="float" office:value="631830.796125384">
            <text:p>631831</text:p>
          </table:table-cell>
          <table:table-cell table:number-columns-repeated="2"/>
        </table:table-row>
        <table:table-row table:style-name="ro2">
          <table:table-cell office:value-type="float" office:value="158">
            <text:p>158</text:p>
          </table:table-cell>
          <table:table-cell table:formula="of:=[.B157]*[.$E$1]" office:value-type="float" office:value="609.384077492318">
            <text:p>609</text:p>
          </table:table-cell>
          <table:table-cell table:formula="of:=[.C157]+[.B158]" office:value-type="float" office:value="632440.180202876">
            <text:p>632440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table:formula="of:=[.B158]*[.$E$1]" office:value-type="float" office:value="597.196395942472">
            <text:p>597</text:p>
          </table:table-cell>
          <table:table-cell table:formula="of:=[.C158]+[.B159]" office:value-type="float" office:value="633037.376598818">
            <text:p>633037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table:formula="of:=[.B159]*[.$E$1]" office:value-type="float" office:value="585.252468023622">
            <text:p>585</text:p>
          </table:table-cell>
          <table:table-cell table:formula="of:=[.C159]+[.B160]" office:value-type="float" office:value="633622.629066842">
            <text:p>633623</text:p>
          </table:table-cell>
          <table:table-cell table:number-columns-repeated="2"/>
        </table:table-row>
        <table:table-row table:style-name="ro2">
          <table:table-cell office:value-type="float" office:value="161">
            <text:p>161</text:p>
          </table:table-cell>
          <table:table-cell table:formula="of:=[.B160]*[.$E$1]" office:value-type="float" office:value="573.54741866315">
            <text:p>574</text:p>
          </table:table-cell>
          <table:table-cell table:formula="of:=[.C160]+[.B161]" office:value-type="float" office:value="634196.176485505">
            <text:p>634196</text:p>
          </table:table-cell>
          <table:table-cell table:number-columns-repeated="2"/>
        </table:table-row>
        <table:table-row table:style-name="ro2">
          <table:table-cell office:value-type="float" office:value="162">
            <text:p>162</text:p>
          </table:table-cell>
          <table:table-cell table:formula="of:=[.B161]*[.$E$1]" office:value-type="float" office:value="562.076470289887">
            <text:p>562</text:p>
          </table:table-cell>
          <table:table-cell table:formula="of:=[.C161]+[.B162]" office:value-type="float" office:value="634758.252955795">
            <text:p>634758</text:p>
          </table:table-cell>
          <table:table-cell table:number-columns-repeated="2"/>
        </table:table-row>
        <table:table-row table:style-name="ro2">
          <table:table-cell office:value-type="float" office:value="163">
            <text:p>163</text:p>
          </table:table-cell>
          <table:table-cell table:formula="of:=[.B162]*[.$E$1]" office:value-type="float" office:value="550.834940884089">
            <text:p>551</text:p>
          </table:table-cell>
          <table:table-cell table:formula="of:=[.C162]+[.B163]" office:value-type="float" office:value="635309.087896679">
            <text:p>635309</text:p>
          </table:table-cell>
          <table:table-cell table:number-columns-repeated="2"/>
        </table:table-row>
        <table:table-row table:style-name="ro2">
          <table:table-cell office:value-type="float" office:value="164">
            <text:p>164</text:p>
          </table:table-cell>
          <table:table-cell table:formula="of:=[.B163]*[.$E$1]" office:value-type="float" office:value="539.818242066407">
            <text:p>540</text:p>
          </table:table-cell>
          <table:table-cell table:formula="of:=[.C163]+[.B164]" office:value-type="float" office:value="635848.906138746">
            <text:p>635849</text:p>
          </table:table-cell>
          <table:table-cell table:number-columns-repeated="2"/>
        </table:table-row>
        <table:table-row table:style-name="ro2">
          <table:table-cell office:value-type="float" office:value="165">
            <text:p>165</text:p>
          </table:table-cell>
          <table:table-cell table:formula="of:=[.B164]*[.$E$1]" office:value-type="float" office:value="529.021877225079">
            <text:p>529</text:p>
          </table:table-cell>
          <table:table-cell table:formula="of:=[.C164]+[.B165]" office:value-type="float" office:value="636377.928015971">
            <text:p>636378</text:p>
          </table:table-cell>
          <table:table-cell table:number-columns-repeated="2"/>
        </table:table-row>
        <table:table-row table:style-name="ro2">
          <table:table-cell office:value-type="float" office:value="166">
            <text:p>166</text:p>
          </table:table-cell>
          <table:table-cell table:formula="of:=[.B165]*[.$E$1]" office:value-type="float" office:value="518.441439680578">
            <text:p>518</text:p>
          </table:table-cell>
          <table:table-cell table:formula="of:=[.C165]+[.B166]" office:value-type="float" office:value="636896.369455651">
            <text:p>636896</text:p>
          </table:table-cell>
          <table:table-cell table:number-columns-repeated="2"/>
        </table:table-row>
        <table:table-row table:style-name="ro2">
          <table:table-cell office:value-type="float" office:value="167">
            <text:p>167</text:p>
          </table:table-cell>
          <table:table-cell table:formula="of:=[.B166]*[.$E$1]" office:value-type="float" office:value="508.072610886966">
            <text:p>508</text:p>
          </table:table-cell>
          <table:table-cell table:formula="of:=[.C166]+[.B167]" office:value-type="float" office:value="637404.442066538">
            <text:p>637404</text:p>
          </table:table-cell>
          <table:table-cell table:number-columns-repeated="2"/>
        </table:table-row>
        <table:table-row table:style-name="ro2">
          <table:table-cell office:value-type="float" office:value="168">
            <text:p>168</text:p>
          </table:table-cell>
          <table:table-cell table:formula="of:=[.B167]*[.$E$1]" office:value-type="float" office:value="497.911158669227">
            <text:p>498</text:p>
          </table:table-cell>
          <table:table-cell table:formula="of:=[.C167]+[.B168]" office:value-type="float" office:value="637902.353225207">
            <text:p>637902</text:p>
          </table:table-cell>
          <table:table-cell table:number-columns-repeated="2"/>
        </table:table-row>
        <table:table-row table:style-name="ro2">
          <table:table-cell office:value-type="float" office:value="169">
            <text:p>169</text:p>
          </table:table-cell>
          <table:table-cell table:formula="of:=[.B168]*[.$E$1]" office:value-type="float" office:value="487.952935495842">
            <text:p>488</text:p>
          </table:table-cell>
          <table:table-cell table:formula="of:=[.C168]+[.B169]" office:value-type="float" office:value="638390.306160703">
            <text:p>638390</text:p>
          </table:table-cell>
          <table:table-cell table:number-columns-repeated="2"/>
        </table:table-row>
        <table:table-row table:style-name="ro2">
          <table:table-cell office:value-type="float" office:value="170">
            <text:p>170</text:p>
          </table:table-cell>
          <table:table-cell table:formula="of:=[.B169]*[.$E$1]" office:value-type="float" office:value="478.193876785925">
            <text:p>478</text:p>
          </table:table-cell>
          <table:table-cell table:formula="of:=[.C169]+[.B170]" office:value-type="float" office:value="638868.500037489">
            <text:p>638869</text:p>
          </table:table-cell>
          <table:table-cell table:number-columns-repeated="2"/>
        </table:table-row>
        <table:table-row table:style-name="ro2">
          <table:table-cell office:value-type="float" office:value="171">
            <text:p>171</text:p>
          </table:table-cell>
          <table:table-cell table:formula="of:=[.B170]*[.$E$1]" office:value-type="float" office:value="468.629999250207">
            <text:p>469</text:p>
          </table:table-cell>
          <table:table-cell table:formula="of:=[.C170]+[.B171]" office:value-type="float" office:value="639337.130036739">
            <text:p>639337</text:p>
          </table:table-cell>
          <table:table-cell table:number-columns-repeated="2"/>
        </table:table-row>
        <table:table-row table:style-name="ro2">
          <table:table-cell office:value-type="float" office:value="172">
            <text:p>172</text:p>
          </table:table-cell>
          <table:table-cell table:formula="of:=[.B171]*[.$E$1]" office:value-type="float" office:value="459.257399265203">
            <text:p>459</text:p>
          </table:table-cell>
          <table:table-cell table:formula="of:=[.C171]+[.B172]" office:value-type="float" office:value="639796.387436004">
            <text:p>639796</text:p>
          </table:table-cell>
          <table:table-cell table:number-columns-repeated="2"/>
        </table:table-row>
        <table:table-row table:style-name="ro2">
          <table:table-cell office:value-type="float" office:value="173">
            <text:p>173</text:p>
          </table:table-cell>
          <table:table-cell table:formula="of:=[.B172]*[.$E$1]" office:value-type="float" office:value="450.072251279899">
            <text:p>450</text:p>
          </table:table-cell>
          <table:table-cell table:formula="of:=[.C172]+[.B173]" office:value-type="float" office:value="640246.459687284">
            <text:p>640246</text:p>
          </table:table-cell>
          <table:table-cell table:number-columns-repeated="2"/>
        </table:table-row>
        <table:table-row table:style-name="ro2">
          <table:table-cell office:value-type="float" office:value="174">
            <text:p>174</text:p>
          </table:table-cell>
          <table:table-cell table:formula="of:=[.B173]*[.$E$1]" office:value-type="float" office:value="441.070806254301">
            <text:p>441</text:p>
          </table:table-cell>
          <table:table-cell table:formula="of:=[.C173]+[.B174]" office:value-type="float" office:value="640687.530493539">
            <text:p>640688</text:p>
          </table:table-cell>
          <table:table-cell table:number-columns-repeated="2"/>
        </table:table-row>
        <table:table-row table:style-name="ro2">
          <table:table-cell office:value-type="float" office:value="175">
            <text:p>175</text:p>
          </table:table-cell>
          <table:table-cell table:formula="of:=[.B174]*[.$E$1]" office:value-type="float" office:value="432.249390129214">
            <text:p>432</text:p>
          </table:table-cell>
          <table:table-cell table:formula="of:=[.C174]+[.B175]" office:value-type="float" office:value="641119.779883668">
            <text:p>641120</text:p>
          </table:table-cell>
          <table:table-cell table:number-columns-repeated="2"/>
        </table:table-row>
        <table:table-row table:style-name="ro2">
          <table:table-cell office:value-type="float" office:value="176">
            <text:p>176</text:p>
          </table:table-cell>
          <table:table-cell table:formula="of:=[.B175]*[.$E$1]" office:value-type="float" office:value="423.60440232663">
            <text:p>424</text:p>
          </table:table-cell>
          <table:table-cell table:formula="of:=[.C175]+[.B176]" office:value-type="float" office:value="641543.384285995">
            <text:p>641543</text:p>
          </table:table-cell>
          <table:table-cell table:number-columns-repeated="2"/>
        </table:table-row>
        <table:table-row table:style-name="ro2">
          <table:table-cell office:value-type="float" office:value="177">
            <text:p>177</text:p>
          </table:table-cell>
          <table:table-cell table:formula="of:=[.B176]*[.$E$1]" office:value-type="float" office:value="415.132314280098">
            <text:p>415</text:p>
          </table:table-cell>
          <table:table-cell table:formula="of:=[.C176]+[.B177]" office:value-type="float" office:value="641958.516600275">
            <text:p>641959</text:p>
          </table:table-cell>
          <table:table-cell table:number-columns-repeated="2"/>
        </table:table-row>
        <table:table-row table:style-name="ro2">
          <table:table-cell office:value-type="float" office:value="178">
            <text:p>178</text:p>
          </table:table-cell>
          <table:table-cell table:formula="of:=[.B177]*[.$E$1]" office:value-type="float" office:value="406.829667994496">
            <text:p>407</text:p>
          </table:table-cell>
          <table:table-cell table:formula="of:=[.C177]+[.B178]" office:value-type="float" office:value="642365.346268269">
            <text:p>642365</text:p>
          </table:table-cell>
          <table:table-cell table:number-columns-repeated="2"/>
        </table:table-row>
        <table:table-row table:style-name="ro2">
          <table:table-cell office:value-type="float" office:value="179">
            <text:p>179</text:p>
          </table:table-cell>
          <table:table-cell table:formula="of:=[.B178]*[.$E$1]" office:value-type="float" office:value="398.693074634606">
            <text:p>399</text:p>
          </table:table-cell>
          <table:table-cell table:formula="of:=[.C178]+[.B179]" office:value-type="float" office:value="642764.039342904">
            <text:p>642764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table:formula="of:=[.B179]*[.$E$1]" office:value-type="float" office:value="390.719213141914">
            <text:p>391</text:p>
          </table:table-cell>
          <table:table-cell table:formula="of:=[.C179]+[.B180]" office:value-type="float" office:value="643154.758556046">
            <text:p>643155</text:p>
          </table:table-cell>
          <table:table-cell table:number-columns-repeated="2"/>
        </table:table-row>
        <table:table-row table:style-name="ro2">
          <table:table-cell office:value-type="float" office:value="181">
            <text:p>181</text:p>
          </table:table-cell>
          <table:table-cell table:formula="of:=[.B180]*[.$E$1]" office:value-type="float" office:value="382.904828879075">
            <text:p>383</text:p>
          </table:table-cell>
          <table:table-cell table:formula="of:=[.C180]+[.B181]" office:value-type="float" office:value="643537.663384925">
            <text:p>643538</text:p>
          </table:table-cell>
          <table:table-cell table:number-columns-repeated="2"/>
        </table:table-row>
        <table:table-row table:style-name="ro2">
          <table:table-cell office:value-type="float" office:value="182">
            <text:p>182</text:p>
          </table:table-cell>
          <table:table-cell table:formula="of:=[.B181]*[.$E$1]" office:value-type="float" office:value="375.246732301494">
            <text:p>375</text:p>
          </table:table-cell>
          <table:table-cell table:formula="of:=[.C181]+[.B182]" office:value-type="float" office:value="643912.910117226">
            <text:p>643913</text:p>
          </table:table-cell>
          <table:table-cell table:number-columns-repeated="2"/>
        </table:table-row>
        <table:table-row table:style-name="ro2">
          <table:table-cell office:value-type="float" office:value="183">
            <text:p>183</text:p>
          </table:table-cell>
          <table:table-cell table:formula="of:=[.B182]*[.$E$1]" office:value-type="float" office:value="367.741797655464">
            <text:p>368</text:p>
          </table:table-cell>
          <table:table-cell table:formula="of:=[.C182]+[.B183]" office:value-type="float" office:value="644280.651914882">
            <text:p>644281</text:p>
          </table:table-cell>
          <table:table-cell table:number-columns-repeated="2"/>
        </table:table-row>
        <table:table-row table:style-name="ro2">
          <table:table-cell office:value-type="float" office:value="184">
            <text:p>184</text:p>
          </table:table-cell>
          <table:table-cell table:formula="of:=[.B183]*[.$E$1]" office:value-type="float" office:value="360.386961702355">
            <text:p>360</text:p>
          </table:table-cell>
          <table:table-cell table:formula="of:=[.C183]+[.B184]" office:value-type="float" office:value="644641.038876584">
            <text:p>644641</text:p>
          </table:table-cell>
          <table:table-cell table:number-columns-repeated="2"/>
        </table:table-row>
        <table:table-row table:style-name="ro2">
          <table:table-cell office:value-type="float" office:value="185">
            <text:p>185</text:p>
          </table:table-cell>
          <table:table-cell table:formula="of:=[.B184]*[.$E$1]" office:value-type="float" office:value="353.179222468308">
            <text:p>353</text:p>
          </table:table-cell>
          <table:table-cell table:formula="of:=[.C184]+[.B185]" office:value-type="float" office:value="644994.218099053">
            <text:p>644994</text:p>
          </table:table-cell>
          <table:table-cell table:number-columns-repeated="2"/>
        </table:table-row>
        <table:table-row table:style-name="ro2">
          <table:table-cell office:value-type="float" office:value="186">
            <text:p>186</text:p>
          </table:table-cell>
          <table:table-cell table:formula="of:=[.B185]*[.$E$1]" office:value-type="float" office:value="346.115638018941">
            <text:p>346</text:p>
          </table:table-cell>
          <table:table-cell table:formula="of:=[.C185]+[.B186]" office:value-type="float" office:value="645340.333737072">
            <text:p>645340</text:p>
          </table:table-cell>
          <table:table-cell table:number-columns-repeated="2"/>
        </table:table-row>
        <table:table-row table:style-name="ro2">
          <table:table-cell office:value-type="float" office:value="187">
            <text:p>187</text:p>
          </table:table-cell>
          <table:table-cell table:formula="of:=[.B186]*[.$E$1]" office:value-type="float" office:value="339.193325258563">
            <text:p>339</text:p>
          </table:table-cell>
          <table:table-cell table:formula="of:=[.C186]+[.B187]" office:value-type="float" office:value="645679.52706233">
            <text:p>645680</text:p>
          </table:table-cell>
          <table:table-cell table:number-columns-repeated="2"/>
        </table:table-row>
        <table:table-row table:style-name="ro2">
          <table:table-cell office:value-type="float" office:value="188">
            <text:p>188</text:p>
          </table:table-cell>
          <table:table-cell table:formula="of:=[.B187]*[.$E$1]" office:value-type="float" office:value="332.409458753391">
            <text:p>332</text:p>
          </table:table-cell>
          <table:table-cell table:formula="of:=[.C187]+[.B188]" office:value-type="float" office:value="646011.936521083">
            <text:p>646012</text:p>
          </table:table-cell>
          <table:table-cell table:number-columns-repeated="2"/>
        </table:table-row>
        <table:table-row table:style-name="ro2">
          <table:table-cell office:value-type="float" office:value="189">
            <text:p>189</text:p>
          </table:table-cell>
          <table:table-cell table:formula="of:=[.B188]*[.$E$1]" office:value-type="float" office:value="325.761269578323">
            <text:p>326</text:p>
          </table:table-cell>
          <table:table-cell table:formula="of:=[.C188]+[.B189]" office:value-type="float" office:value="646337.697790662">
            <text:p>646338</text:p>
          </table:table-cell>
          <table:table-cell table:number-columns-repeated="2"/>
        </table:table-row>
        <table:table-row table:style-name="ro2">
          <table:table-cell office:value-type="float" office:value="190">
            <text:p>190</text:p>
          </table:table-cell>
          <table:table-cell table:formula="of:=[.B189]*[.$E$1]" office:value-type="float" office:value="319.246044186757">
            <text:p>319</text:p>
          </table:table-cell>
          <table:table-cell table:formula="of:=[.C189]+[.B190]" office:value-type="float" office:value="646656.943834849">
            <text:p>646657</text:p>
          </table:table-cell>
          <table:table-cell table:number-columns-repeated="2"/>
        </table:table-row>
        <table:table-row table:style-name="ro2">
          <table:table-cell office:value-type="float" office:value="191">
            <text:p>191</text:p>
          </table:table-cell>
          <table:table-cell table:formula="of:=[.B190]*[.$E$1]" office:value-type="float" office:value="312.861123303022">
            <text:p>313</text:p>
          </table:table-cell>
          <table:table-cell table:formula="of:=[.C190]+[.B191]" office:value-type="float" office:value="646969.804958152">
            <text:p>646970</text:p>
          </table:table-cell>
          <table:table-cell table:number-columns-repeated="2"/>
        </table:table-row>
        <table:table-row table:style-name="ro2">
          <table:table-cell office:value-type="float" office:value="192">
            <text:p>192</text:p>
          </table:table-cell>
          <table:table-cell table:formula="of:=[.B191]*[.$E$1]" office:value-type="float" office:value="306.603900836961">
            <text:p>307</text:p>
          </table:table-cell>
          <table:table-cell table:formula="of:=[.C191]+[.B192]" office:value-type="float" office:value="647276.408858989">
            <text:p>647276</text:p>
          </table:table-cell>
          <table:table-cell table:number-columns-repeated="2"/>
        </table:table-row>
        <table:table-row table:style-name="ro2">
          <table:table-cell office:value-type="float" office:value="193">
            <text:p>193</text:p>
          </table:table-cell>
          <table:table-cell table:formula="of:=[.B192]*[.$E$1]" office:value-type="float" office:value="300.471822820222">
            <text:p>300</text:p>
          </table:table-cell>
          <table:table-cell table:formula="of:=[.C192]+[.B193]" office:value-type="float" office:value="647576.880681809">
            <text:p>647577</text:p>
          </table:table-cell>
          <table:table-cell table:number-columns-repeated="2"/>
        </table:table-row>
        <table:table-row table:style-name="ro2">
          <table:table-cell office:value-type="float" office:value="194">
            <text:p>194</text:p>
          </table:table-cell>
          <table:table-cell table:formula="of:=[.B193]*[.$E$1]" office:value-type="float" office:value="294.462386363818">
            <text:p>294</text:p>
          </table:table-cell>
          <table:table-cell table:formula="of:=[.C193]+[.B194]" office:value-type="float" office:value="647871.343068173">
            <text:p>647871</text:p>
          </table:table-cell>
          <table:table-cell table:number-columns-repeated="2"/>
        </table:table-row>
        <table:table-row table:style-name="ro2">
          <table:table-cell office:value-type="float" office:value="195">
            <text:p>195</text:p>
          </table:table-cell>
          <table:table-cell table:formula="of:=[.B194]*[.$E$1]" office:value-type="float" office:value="288.573138636541">
            <text:p>289</text:p>
          </table:table-cell>
          <table:table-cell table:formula="of:=[.C194]+[.B195]" office:value-type="float" office:value="648159.916206809">
            <text:p>648160</text:p>
          </table:table-cell>
          <table:table-cell table:number-columns-repeated="2"/>
        </table:table-row>
        <table:table-row table:style-name="ro2">
          <table:table-cell office:value-type="float" office:value="196">
            <text:p>196</text:p>
          </table:table-cell>
          <table:table-cell table:formula="of:=[.B195]*[.$E$1]" office:value-type="float" office:value="282.801675863811">
            <text:p>283</text:p>
          </table:table-cell>
          <table:table-cell table:formula="of:=[.C195]+[.B196]" office:value-type="float" office:value="648442.717882673">
            <text:p>648443</text:p>
          </table:table-cell>
          <table:table-cell table:number-columns-repeated="2"/>
        </table:table-row>
        <table:table-row table:style-name="ro2">
          <table:table-cell office:value-type="float" office:value="197">
            <text:p>197</text:p>
          </table:table-cell>
          <table:table-cell table:formula="of:=[.B196]*[.$E$1]" office:value-type="float" office:value="277.145642346534">
            <text:p>277</text:p>
          </table:table-cell>
          <table:table-cell table:formula="of:=[.C196]+[.B197]" office:value-type="float" office:value="648719.86352502">
            <text:p>648720</text:p>
          </table:table-cell>
          <table:table-cell table:number-columns-repeated="2"/>
        </table:table-row>
        <table:table-row table:style-name="ro2">
          <table:table-cell office:value-type="float" office:value="198">
            <text:p>198</text:p>
          </table:table-cell>
          <table:table-cell table:formula="of:=[.B197]*[.$E$1]" office:value-type="float" office:value="271.602729499604">
            <text:p>272</text:p>
          </table:table-cell>
          <table:table-cell table:formula="of:=[.C197]+[.B198]" office:value-type="float" office:value="648991.466254519">
            <text:p>648991</text:p>
          </table:table-cell>
          <table:table-cell table:number-columns-repeated="2"/>
        </table:table-row>
        <table:table-row table:style-name="ro2">
          <table:table-cell office:value-type="float" office:value="199">
            <text:p>199</text:p>
          </table:table-cell>
          <table:table-cell table:formula="of:=[.B198]*[.$E$1]" office:value-type="float" office:value="266.170674909612">
            <text:p>266</text:p>
          </table:table-cell>
          <table:table-cell table:formula="of:=[.C198]+[.B199]" office:value-type="float" office:value="649257.636929429">
            <text:p>649258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formula="of:=[.B199]*[.$E$1]" office:value-type="float" office:value="260.847261411419">
            <text:p>261</text:p>
          </table:table-cell>
          <table:table-cell table:formula="of:=[.C199]+[.B200]" office:value-type="float" office:value="649518.48419084">
            <text:p>649518</text:p>
          </table:table-cell>
          <table:table-cell table:number-columns-repeated="2"/>
        </table:table-row>
        <table:table-row table:style-name="ro1" table:number-rows-repeated="653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9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e68ba2-a744ebf-1f241b7-c506db1-7d53735</meta:generator>
    <meta:creation-date>2013-01-03T15:47:58</meta:creation-date>
    <dc:language>en-US</dc:language>
    <meta:editing-cycles>5</meta:editing-cycles>
    <meta:editing-duration>PT6M44S</meta:editing-duration>
    <dc:date>2013-02-13T13:46:22.10</dc:date>
    <meta:document-statistic meta:table-count="3" meta:cell-count="602" meta:object-count="0"/>
    <meta:user-defined meta:name="Info 1"/>
    <meta:user-defined meta:name="Info 2"/>
    <meta:user-defined meta:name="Info 3"/>
    <meta:user-defined meta:name="Info 4"/>
  </office:meta>
</office:document-meta>
</file>